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text-properties officeooo:rsid="00078d50" officeooo:paragraph-rsid="00078d50"/>
    </style:style>
    <style:style style:name="T1" style:family="text">
      <style:text-properties style:font-name="sans-serif" fo:font-size="19.5pt"/>
    </style:style>
    <style:style style:name="T2" style:family="text">
      <style:text-properties style:font-name="sans-serif" fo:font-size="13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plication exécutable, pas de temps réel.</text:p>
      <text:p text:style-name="P1"/>
      <text:p text:style-name="P1">Livrable :</text:p>
      <text:p text:style-name="P1">lient GitHub avec repo contenant requirements.txt readme.md</text:p>
      <text:p text:style-name="P1">fichier compressé des données pas dans le repo</text:p>
      <text:p text:style-name="P1"/>
      <text:p text:style-name="P1">mais décrivant la façon d’utiliser le code pour établir une pipeline ETL</text:p>
      <text:p text:style-name="P1"/>
      <text:p text:style-name="P1"><text:span text:style-name="T1">Phase 1</text:span><text:line-break/><text:span text:style-name="T2">Choisissez n'importe quelle page Produit sur le site de Books to Scrape. Écrivez un</text:span><text:line-break/><text:span text:style-name="T2">script Python qui visite cette page et en extrait les informations suivantes</text:span> <text:span text:style-name="T2">:</text:span><text:line-break/>● <text:span text:style-name="T2">product_page_url</text:span><text:line-break/>● <text:span text:style-name="T2">universal_ product_code (upc)</text:span><text:line-break/>● <text:span text:style-name="T2">title</text:span><text:line-break/>● <text:span text:style-name="T2">price_including_tax</text:span><text:line-break/>● <text:span text:style-name="T2">price_excluding_tax</text:span><text:line-break/>● <text:span text:style-name="T2">number_available</text:span><text:line-break/>● <text:span text:style-name="T2">product_description</text:span><text:line-break/>● <text:span text:style-name="T2">category</text:span><text:line-break/>● <text:span text:style-name="T2">review_rating</text:span><text:line-break/>● <text:span text:style-name="T2">image_url</text:span><text:line-break/><text:span text:style-name="T2">Écrivez les données dans un</text:span> <text:span text:style-name="T2">fichier CSV qui utilise les champs ci-dessus comme</text:span><text:line-break/><text:span text:style-name="T2">en-têtes de colonnes.</text:span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6T10:32:20.460191120</meta:creation-date>
    <meta:generator>LibreOffice/7.3.6.2$Linux_X86_64 LibreOffice_project/30$Build-2</meta:generator>
    <dc:date>2022-10-16T10:42:36.701293970</dc:date>
    <meta:editing-duration>PT10M16S</meta:editing-duration>
    <meta:editing-cycles>1</meta:editing-cycles>
    <meta:document-statistic meta:table-count="0" meta:image-count="0" meta:object-count="0" meta:page-count="1" meta:paragraph-count="6" meta:word-count="102" meta:character-count="683" meta:non-whitespace-character-count="587"/>
  </office:meta>
</office:document-meta>
</file>